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LDRmax</text:p>
          </table:table-cell>
          <table:table-cell office:value-type="float" office:value="1000" calcext:value-type="float">
            <text:p>100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LDRmin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alLDR</text:p>
          </table:table-cell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string" calcext:value-type="string">
            <text:p>LED = </text:p>
          </table:table-cell>
          <table:table-cell table:formula="of:=[.B9]*[.C6]/[.B6]" office:value-type="float" office:value="149.43" calcext:value-type="float">
            <text:p>149,4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255-[.B10]" office:value-type="float" office:value="105.57" calcext:value-type="float">
            <text:p>105,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5T18:04:23.507000000</meta:creation-date>
    <dc:date>2022-10-15T18:39:46.600000000</dc:date>
    <meta:editing-duration>PT4M52S</meta:editing-duration>
    <meta:editing-cycles>1</meta:editing-cycles>
    <meta:document-statistic meta:table-count="1" meta:cell-count="11" meta:object-count="0"/>
    <meta:generator>LibreOffice/7.1.0.3$Windows_X86_64 LibreOffice_project/f6099ecf3d29644b5008cc8f48f42f4a40986e4c</meta:generator>
  </office:meta>
</office:document-meta>
</file>